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024cm" fo:min-width="1.45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24cm" fo:min-width="2.837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24cm" fo:min-width="4.33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19cm" fo:min-width="3.26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24cm" fo:min-width="5.853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4.234cm" fo:min-width="4.0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707cm" fo:min-width="21.459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222cm" svg:height="2.54cm" svg:x="0.1cm" svg:y="0.1cm">
            <text:p text:style-name="P1"><text:span text:style-name="T1">Saf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.387cm" svg:height="2.54cm" svg:x="2.745cm" svg:y="0.1cm">
            <text:p text:style-name="P1"><text:span text:style-name="T1">Secure &amp; Resili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885cm" svg:height="2.54cm" svg:x="6.645cm" svg:y="0.1cm">
            <text:p text:style-name="P1"><text:span text:style-name="T1">Explainable &amp; Interpretabl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862cm" svg:height="2.54cm" svg:x="11.795cm" svg:y="0.1cm">
            <text:p text:style-name="P1"><text:span text:style-name="T1">Privacy-Enhance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403cm" svg:height="2.54cm" svg:x="15.922cm" svg:y="0.1cm">
            <text:p text:style-name="P1"><text:span text:style-name="T1">Fair – With Harmful Bias Manage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116cm" svg:height="5.08cm" svg:x="22.519cm" svg:y="0.1cm">
            <text:p text:style-name="P1"><text:span text:style-name="T1">Accountable</text:span></text:p>
            <text:p text:style-name="P1"><text:span text:style-name="T1">&amp;</text:span></text:p>
            <text:p text:style-name="P1"><text:span text:style-name="T1">Transparent</text:span></text:p>
            <text:p text:style-name="P1"><text:span text:style-name="T1">A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2.225cm" svg:height="2.223cm" svg:x="0.165cm" svg:y="2.957cm">
            <text:p text:style-name="P1"><text:span text:style-name="T1">Valid &amp; Reliable A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635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1T17:08:06.267136908</meta:creation-date>
    <dc:date>2024-01-11T18:32:36.237653804</dc:date>
    <meta:editing-duration>PT13M23S</meta:editing-duration>
    <meta:editing-cycles>5</meta:editing-cycles>
    <meta:generator>LibreOffice/7.3.7.2$Linux_X86_64 LibreOffice_project/30$Build-2</meta:generator>
    <meta:document-statistic meta:object-count="8"/>
  </office:meta>
</office:document-meta>
</file>